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roid Sans Mono1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Mono2" svg:font-family="'Droid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8ac"/>
    </style:style>
    <style:style style:name="P2" style:family="paragraph" style:parent-style-name="Standard">
      <style:text-properties officeooo:rsid="000f78ac" officeooo:paragraph-rsid="000f78ac"/>
    </style:style>
    <style:style style:name="P3" style:family="paragraph" style:parent-style-name="Standard">
      <style:text-properties fo:font-weight="bold" officeooo:rsid="000f78ac" style:font-weight-asian="bold" style:font-weight-complex="bold"/>
    </style:style>
    <style:style style:name="P4" style:family="paragraph" style:parent-style-name="Standard">
      <style:text-properties fo:font-weight="bold" officeooo:rsid="0013764b" officeooo:paragraph-rsid="0013764b" style:font-weight-asian="bold" style:font-weight-complex="bold"/>
    </style:style>
    <style:style style:name="P5" style:family="paragraph" style:parent-style-name="Standard">
      <style:text-properties fo:font-weight="bold" officeooo:rsid="0013764b" officeooo:paragraph-rsid="001b1827" style:font-weight-asian="bold" style:font-weight-complex="bold"/>
    </style:style>
    <style:style style:name="P6" style:family="paragraph" style:parent-style-name="Standard">
      <style:text-properties fo:font-weight="bold" officeooo:rsid="00167f95" officeooo:paragraph-rsid="00167f95" style:font-weight-asian="bold" style:font-weight-complex="bold"/>
    </style:style>
    <style:style style:name="P7" style:family="paragraph" style:parent-style-name="Standard">
      <style:text-properties fo:font-weight="bold" officeooo:rsid="001b1827" officeooo:paragraph-rsid="001b1827" style:font-weight-asian="bold" style:font-weight-complex="bold"/>
    </style:style>
    <style:style style:name="P8" style:family="paragraph" style:parent-style-name="Standard">
      <style:text-properties officeooo:rsid="0013764b" officeooo:paragraph-rsid="0013764b"/>
    </style:style>
    <style:style style:name="P9" style:family="paragraph" style:parent-style-name="Standard">
      <style:text-properties officeooo:rsid="0013764b" officeooo:paragraph-rsid="00167f95"/>
    </style:style>
    <style:style style:name="P10" style:family="paragraph" style:parent-style-name="Standard">
      <style:text-properties officeooo:rsid="0013764b" officeooo:paragraph-rsid="001b1827"/>
    </style:style>
    <style:style style:name="P11" style:family="paragraph" style:parent-style-name="Standard">
      <style:text-properties officeooo:rsid="00187e74" officeooo:paragraph-rsid="00187e74"/>
    </style:style>
    <style:style style:name="P12" style:family="paragraph" style:parent-style-name="Standard">
      <style:text-properties officeooo:rsid="00187e74" officeooo:paragraph-rsid="00196f7b"/>
    </style:style>
    <style:style style:name="P13" style:family="paragraph" style:parent-style-name="Standard">
      <style:text-properties officeooo:rsid="00196f7b" officeooo:paragraph-rsid="00196f7b"/>
    </style:style>
    <style:style style:name="P14" style:family="paragraph" style:parent-style-name="Standard">
      <style:text-properties officeooo:rsid="001d78d3" officeooo:paragraph-rsid="001d78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7f95" style:font-weight-asian="normal" style:font-weight-complex="normal"/>
    </style:style>
    <style:style style:name="T3" style:family="text">
      <style:text-properties fo:font-weight="normal" officeooo:rsid="00187e74" style:font-weight-asian="normal" style:font-weight-complex="normal"/>
    </style:style>
    <style:style style:name="T4" style:family="text">
      <style:text-properties fo:font-weight="normal" officeooo:rsid="0013764b" style:font-weight-asian="normal" style:font-weight-complex="normal"/>
    </style:style>
    <style:style style:name="T5" style:family="text">
      <style:text-properties fo:font-weight="normal" officeooo:rsid="00196f7b" style:font-weight-asian="normal" style:font-weight-complex="normal"/>
    </style:style>
    <style:style style:name="T6" style:family="text">
      <style:text-properties fo:font-weight="normal" officeooo:rsid="001cea48" style:font-weight-asian="normal" style:font-weight-complex="normal"/>
    </style:style>
    <style:style style:name="T7" style:family="text">
      <style:text-properties officeooo:rsid="0011a5e8"/>
    </style:style>
    <style:style style:name="T8" style:family="text">
      <style:text-properties officeooo:rsid="0013764b"/>
    </style:style>
    <style:style style:name="T9" style:family="text">
      <style:text-properties officeooo:rsid="001b1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Adding an Allocation</text:p>
      <text:p text:style-name="P7"/>
      <text:p text:style-name="P10">POST .../api/v1/encounters</text:p>
      <text:p text:style-name="P10">Content-Type: application/json</text:p>
      <text:p text:style-name="P10">{</text:p>
      <text:p text:style-name="P10"><text:tab/>“allocation_date”: “<text:span text:style-name="T9">2019-01-01”</text:span>, </text:p>
      <text:p text:style-name="P10"><text:tab/>“assigned_by”: <text:span text:style-name="T9">1,</text:span></text:p>
      <text:p text:style-name="P10"><text:tab/>“assigned_to”: <text:span text:style-name="T9">1</text:span>, </text:p>
      <text:p text:style-name="P10"><text:tab/>“priority”: <text:span text:style-name="T9">2</text:span>, </text:p>
      <text:p text:style-name="P10"><text:tab/>“patient_id”: <text:span text:style-name="T9">1</text:span></text:p>
      <text:p text:style-name="P5">}</text:p>
      <text:p text:style-name="P7"/>
      <text:p text:style-name="P3"/>
      <text:p text:style-name="P3"/>
      <text:p text:style-name="P3"><text:span text:style-name="T7">Retrieving</text:span> allocations</text:p>
      <text:p text:style-name="P1"/>
      <text:p text:style-name="P1"/>
      <text:p text:style-name="P2"/>
      <text:p text:style-name="P2"><text:tab/>GET … /api/v1/allocations</text:p>
      <text:p text:style-name="P2"><text:tab/>Content-Type: application/json</text:p>
      <text:p text:style-name="P2"><text:tab/>{</text:p>
      <text:p text:style-name="P2"><text:tab/><text:tab/>“user_id”</text:p>
      <text:p text:style-name="P2"><text:tab/><text:tab/>“from”</text:p>
      <text:p text:style-name="P2"><text:tab/><text:tab/>“to”</text:p>
      <text:p text:style-name="P2"><text:tab/>}</text:p>
      <text:p text:style-name="P2"/>
      <text:p text:style-name="P2">all param<text:span text:style-name="T8">eter</text:span>s are optional</text:p>
      <text:p text:style-name="P2"/>
      <text:p text:style-name="P2">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</text:p>
      <text:p text:style-name="P2"/>
      <text:p text:style-name="P2"/>
      <text:p text:style-name="P4">Adding an encounter</text:p>
      <text:p text:style-name="P2"/>
      <text:p text:style-name="P8">POST .../api/v1/encounters</text:p>
      <text:p text:style-name="P8">Content-Type: application/json</text:p>
      <text:p text:style-name="P8">{</text:p>
      <text:p text:style-name="P8"><text:s/><text:tab/>"encounter_type": "vitals", </text:p>
      <text:p text:style-name="P8"><text:tab/>"weight": 12, </text:p>
      <text:p text:style-name="P8"><text:tab/>"height": 435, </text:p>
      <text:p text:style-name="P8"><text:tab/>"temperature": 54, </text:p>
      <text:p text:style-name="P8"><text:tab/>“BP": 54, </text:p>
      <text:p text:style-name="P8"><text:tab/>"patient_id":1,</text:p>
      <text:p text:style-name="P8"><text:tab/>“allocation_id”: 1</text:p>
      <text:p text:style-name="P8">}</text:p>
      <text:p text:style-name="P8"/>
      <text:p text:style-name="P8">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_</text:p>
      <text:p text:style-name="P8"/>
      <text:p text:style-name="P6">Reports</text:p>
      <text:p text:style-name="P6"><text:soft-page-break/></text:p>
      <text:p text:style-name="P9"><text:span text:style-name="T1">POST .../api/v1/</text:span><text:span text:style-name="T2">reports/</text:span><text:span text:style-name="T3">patient_allocation</text:span></text:p>
      <text:p text:style-name="P9">Content-Type: application/json</text:p>
      <text:p text:style-name="P11"><text:span text:style-name="T1">{</text:span></text:p>
      <text:p text:style-name="P11"><text:span text:style-name="T1"><text:tab/>“role”: “admin”,</text:span></text:p>
      <text:p text:style-name="P11"><text:span text:style-name="T1"><text:tab/>“from”: “2019-01-01”,</text:span></text:p>
      <text:p text:style-name="P11"><text:span text:style-name="T1"><text:tab/>“to” : “2019-01-02”</text:span></text:p>
      <text:p text:style-name="P11"><text:span text:style-name="T1">}</text:span></text:p>
      <text:p text:style-name="P11"><text:span text:style-name="T1"/></text:p>
      <text:p text:style-name="P13"><text:span text:style-name="T1">NB: retri</text:span><text:span text:style-name="T6">e</text:span><text:span text:style-name="T1">ves the users with a count of staff allocated to them</text:span></text:p>
      <text:p text:style-name="P14"><text:span text:style-name="T1">all parameters are optional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</text:span></text:p>
      <text:p text:style-name="P13"><text:span text:style-name="T4">POST .../api/v1/</text:span><text:span text:style-name="T2">reports/</text:span><text:span text:style-name="T1">encounters_by_staff</text:span></text:p>
      <text:p text:style-name="P12"><text:span text:style-name="T1">{</text:span></text:p>
      <text:p text:style-name="P12"><text:span text:style-name="T1"><text:tab/>“</text:span><text:span text:style-name="T5">staff_id</text:span><text:span text:style-name="T1">”,</text:span></text:p>
      <text:p text:style-name="P12"><text:span text:style-name="T1"><text:tab/>“from”: “2019-01-01”,</text:span></text:p>
      <text:p text:style-name="P12"><text:span text:style-name="T1"><text:tab/>“to” : “2019-01-02”</text:span></text:p>
      <text:p text:style-name="P12"><text:span text:style-name="T1">}</text:span></text:p>
      <text:p text:style-name="P12"><text:span text:style-name="T1"/></text:p>
      <text:p text:style-name="P13"><text:span text:style-name="T1">NB: shows the encounters allocated to a specific staff</text:span></text:p>
      <text:p text:style-name="P13"><text:span text:style-name="T1">: only staff_id is mandatory</text:span></text:p>
      <text:p text:style-name="P13"><text:span text:style-name="T1"/></text:p>
      <text:p text:style-name="P13"><text:span text:style-name="T1">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‑</text:span>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roid Sans Mono1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Mono2" svg:font-family="'Droid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58:11.828904862</meta:creation-date>
    <dc:date>2020-03-02T15:57:18.410989285</dc:date>
    <meta:editing-duration>PT1H48M5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115" meta:character-count="1382" meta:non-whitespace-character-count="1283"/>
  </office:meta>
</office:document-meta>
</file>